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6fac1" officeooo:paragraph-rsid="0016fac1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6fac1" officeooo:paragraph-rsid="0016fac1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6fac1" officeooo:paragraph-rsid="00180de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6fac1" officeooo:paragraph-rsid="0016fac1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16fac1" officeooo:paragraph-rsid="0016fac1" style:font-size-asian="14pt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officeooo:rsid="0016fac1" officeooo:paragraph-rsid="0016fac1" style:font-size-asian="14pt" style:font-size-complex="14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officeooo:rsid="0016fac1" officeooo:paragraph-rsid="00180def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16fac1" officeooo:paragraph-rsid="0016fac1" style:font-size-asian="14pt" style:font-size-complex="14pt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4pt" officeooo:rsid="0016fac1" officeooo:paragraph-rsid="0016fac1" style:font-size-asian="14pt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16fac1" officeooo:paragraph-rsid="0016fac1" style:font-size-asian="14pt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2711c9" officeooo:paragraph-rsid="002711c9" style:font-size-asian="14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4e206" officeooo:paragraph-rsid="0024e20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40310" officeooo:paragraph-rsid="00240310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6fac1" officeooo:paragraph-rsid="00180def"/>
    </style:style>
    <style:style style:name="T1" style:family="text">
      <style:text-properties officeooo:rsid="001ab407"/>
    </style:style>
    <style:style style:name="T2" style:family="text">
      <style:text-properties officeooo:rsid="00201353"/>
    </style:style>
    <style:style style:name="T3" style:family="text">
      <style:text-properties officeooo:rsid="002622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и науки Российской Федерации </text:p>
      <text:p text:style-name="P1"/>
      <text:p text:style-name="P5">ФЕДЕРАЛЬНОЕ ГОСУДАРСТВЕННОЕ БЮДЖЕТНОЕ </text:p>
      <text:p text:style-name="P5">ОБРАЗОВАТЕЛЬНОЕ УЧРЕЖДЕНИЕ </text:p>
      <text:p text:style-name="P5">ВЫСШЕГО ПРОФЕССИОНАЛЬНОГО ОБРАЗОВАНИЯ </text:p>
      <text:p text:style-name="P5">«САРАТОВСКИЙ ГОСУДАРСТВЕННЫЙ УНИВЕРСИТЕТ </text:p>
      <text:p text:style-name="P5">ИМЕНИ Н.Г. ЧЕРНЫШЕВСКОГО» </text:p>
      <text:p text:style-name="P1"/>
      <text:p text:style-name="P2"/>
      <text:p text:style-name="P6">Кафедра математической </text:p>
      <text:p text:style-name="P7">кибернетики и компьютерных наук</text:p>
      <text:p text:style-name="P3"/>
      <text:p text:style-name="P3"/>
      <text:p text:style-name="P3"/>
      <text:p text:style-name="P3"/>
      <text:p text:style-name="P3"/>
      <text:p text:style-name="P12">Нейронные сети Хопфилда. <text:span text:style-name="T3">Автоассоциативная и ядерная ассоциативная память.</text:span></text:p>
      <text:p text:style-name="P13"/>
      <text:p text:style-name="P5">КУРСОВАЯ РАБОТА </text:p>
      <text:p text:style-name="P1"/>
      <text:p text:style-name="P1"/>
      <text:p text:style-name="P1"/>
      <text:p text:style-name="P1"/>
      <text:p text:style-name="P1"/>
      <text:p text:style-name="P1"/>
      <text:p text:style-name="P8">Студента <text:span text:style-name="T1">3</text:span> курса <text:span text:style-name="T1">3</text:span>51 группы </text:p>
      <text:p text:style-name="P8">направления 231000 — Программная инженерия </text:p>
      <text:p text:style-name="P8">факультета КНиИТ </text:p>
      <text:p text:style-name="P8">Тришкина Даниила Викторовича </text:p>
      <text:p text:style-name="P4"/>
      <text:p text:style-name="P4"/>
      <text:p text:style-name="P4"/>
      <text:p text:style-name="P4"/>
      <text:p text:style-name="P4"/>
      <text:p text:style-name="P8">Научный руководитель </text:p>
      <text:p text:style-name="P8">доцент, к. ф.-м. н. <text:tab/><text:tab/>______________________<text:tab/><text:tab/>А.С.Иванов </text:p>
      <text:p text:style-name="P8"/>
      <text:p text:style-name="P8"/>
      <text:p text:style-name="P8">Заведующий кафедрой </text:p>
      <text:p text:style-name="P8">к.ф.-м.н. <text:tab/><text:tab/><text:tab/><text:tab/>______________________<text:tab/><text:tab/>А. С. Иванов </text:p>
      <text:p text:style-name="P8"/>
      <text:p text:style-name="P8"/>
      <text:p text:style-name="P8"/>
      <text:p text:style-name="P8"/>
      <text:p text:style-name="P8"/>
      <text:p text:style-name="P8"/>
      <text:p text:style-name="P5">Саратов 201<text:span text:style-name="T2">4</text:span></text:p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58:17.223726266</meta:creation-date>
    <dc:date>2014-06-29T16:27:54.383461592</dc:date>
    <meta:editing-duration>PT33M28S</meta:editing-duration>
    <meta:editing-cycles>23</meta:editing-cycles>
    <meta:generator>LibreOffice/4.2.4.2$Linux_X86_64 LibreOffice_project/420m0$Build-2</meta:generator>
    <meta:document-statistic meta:table-count="0" meta:image-count="0" meta:object-count="0" meta:page-count="2" meta:paragraph-count="19" meta:word-count="67" meta:character-count="646" meta:non-whitespace-character-count="573"/>
  </office:meta>
</office:document-meta>
</file>